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dom_sample_from_normal_dsitribution_endlines" table:style-name="ta1">
        <table:table-column table:style-name="co1" table:default-cell-style-name="Default"/>
        <table:table-row table:style-name="ro1"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-3.09" calcext:value-type="float">
            <text:p>-3.09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-1.36" calcext:value-type="float">
            <text:p>-1.36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-2.02" calcext:value-type="float">
            <text:p>-2.02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499999999999998" calcext:value-type="float">
            <text:p>0.0499999999999998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4T13:15:44.005000000</dc:date>
    <meta:editing-duration>PT1M22S</meta:editing-duration>
    <meta:editing-cycles>1</meta:editing-cycles>
    <meta:document-statistic meta:table-count="1" meta:cell-count="50" meta:object-count="0"/>
    <meta:generator>LibreOffice/7.2.0.4$Windows_X86_64 LibreOffice_project/9a9c6381e3f7a62afc1329bd359cc48accb6435b</meta:generator>
  </office:meta>
</office:document-meta>
</file>